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.4pt"/>
    </style:style>
    <style:style style:name="co3" style:family="table-column">
      <style:table-column-properties fo:break-before="auto" style:column-width="26.1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27.81pt"/>
    </style:style>
    <style:style style:name="co6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ets">
      <style:table-properties table:display="true" style:writing-mode="lr-tb"/>
    </style:style>
    <style:style style:name="ta2" style:family="table" style:master-page-name="PageStyle_5f_Calendar">
      <style:table-properties table:display="true" style:writing-mode="lr-tb"/>
    </style:style>
    <style:style style:name="ta3" style:family="table" style:master-page-name="PageStyle_5f_Points">
      <style:table-properties table:display="true" style:writing-mode="lr-tb"/>
    </style:style>
    <style:style style:name="ta4" style:family="table" style:master-page-name="PageStyle_5f_Cumulative_20_Points">
      <style:table-properties table:display="true" style:writing-mode="lr-tb"/>
    </style:style>
    <style:style style:name="ce1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88038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11" office:value-type="string" calcext:value-type="string">
            <text:p>Player 1</text:p>
          </table:table-cell>
          <table:table-cell table:style-name="ce11" office:value-type="string" calcext:value-type="string">
            <text:p>Player 2</text:p>
          </table:table-cell>
          <table:table-cell table:style-name="ce11" office:value-type="string" calcext:value-type="string">
            <text:p>Player 3</text:p>
          </table:table-cell>
          <table:table-cell table:style-name="ce11" office:value-type="string" calcext:value-type="string">
            <text:p>Player 4</text:p>
          </table:table-cell>
          <table:table-cell table:style-name="ce11" office:value-type="string" calcext:value-type="string">
            <text:p>Player 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 points</text:p>
          </table:table-cell>
          <table:table-cell table:style-name="ce1"/>
          <table:table-cell table:style-name="ce1" table:formula="of:=[$Points.C2]" office:value-type="float" office:value="690" calcext:value-type="float">
            <text:p>690</text:p>
          </table:table-cell>
          <table:table-cell table:style-name="ce1" table:formula="of:=[$Points.D2]" office:value-type="float" office:value="726" calcext:value-type="float">
            <text:p>726</text:p>
          </table:table-cell>
          <table:table-cell table:style-name="ce1" table:formula="of:=[$Points.E2]" office:value-type="float" office:value="720" calcext:value-type="float">
            <text:p>720</text:p>
          </table:table-cell>
          <table:table-cell table:style-name="ce1" table:formula="of:=[$Points.F2]" office:value-type="float" office:value="754" calcext:value-type="float">
            <text:p>754</text:p>
          </table:table-cell>
          <table:table-cell table:style-name="ce1" table:formula="of:=[$Points.G2]" office:value-type="float" office:value="753" calcext:value-type="float">
            <text:p>7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AM</text:p>
          </table:table-cell>
          <table:table-cell table:number-columns-repeated="4" table:style-name="ce14"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OT</text:p>
          </table:table-cell>
          <table:table-cell table:style-name="ce15" office:value-type="string" calcext:value-type="string">
            <text:p>BOT</text:p>
          </table:table-cell>
          <table:table-cell table:number-columns-repeated="2" table:style-name="ce8" office:value-type="string" calcext:value-type="string">
            <text:p>BOT</text:p>
          </table:table-cell>
          <table:table-cell table:style-name="ce8" office:value-type="string" calcext:value-type="string">
            <text:p>V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ER</text:p>
          </table:table-cell>
          <table:table-cell table:style-name="ce15" office:value-type="string" calcext:value-type="string">
            <text:p>VER</text:p>
          </table:table-cell>
          <table:table-cell table:style-name="ce8" office:value-type="string" calcext:value-type="string">
            <text:p>VER</text:p>
          </table:table-cell>
          <table:table-cell table:style-name="ce15" office:value-type="string" calcext:value-type="string">
            <text:p>VER</text:p>
          </table:table-cell>
          <table:table-cell table:style-name="ce8" office:value-type="string" calcext:value-type="string">
            <text:p>BO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ER</text:p>
          </table:table-cell>
          <table:table-cell table:style-name="ce15" office:value-type="string" calcext:value-type="string">
            <text:p>PER</text:p>
          </table:table-cell>
          <table:table-cell table:style-name="ce8" office:value-type="string" calcext:value-type="string">
            <text:p>PER</text:p>
          </table:table-cell>
          <table:table-cell table:style-name="ce15" office:value-type="string" calcext:value-type="string">
            <text:p>PER</text:p>
          </table:table-cell>
          <table:table-cell table:style-name="ce8" office:value-type="string" calcext:value-type="string">
            <text:p>LEC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VET</text:p>
          </table:table-cell>
          <table:table-cell table:style-name="ce15" office:value-type="string" calcext:value-type="string">
            <text:p>NOR</text:p>
          </table:table-cell>
          <table:table-cell table:style-name="ce8" office:value-type="string" calcext:value-type="string">
            <text:p>RIC</text:p>
          </table:table-cell>
          <table:table-cell table:number-columns-repeated="2" table:style-name="ce8" office:value-type="string" calcext:value-type="string">
            <text:p>NO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RIC</text:p>
          </table:table-cell>
          <table:table-cell table:style-name="ce15" office:value-type="string" calcext:value-type="string">
            <text:p>RIC</text:p>
          </table:table-cell>
          <table:table-cell table:style-name="ce8" office:value-type="string" calcext:value-type="string">
            <text:p>ALO</text:p>
          </table:table-cell>
          <table:table-cell table:style-name="ce8" office:value-type="string" calcext:value-type="string">
            <text:p>RIC</text:p>
          </table:table-cell>
          <table:table-cell table:style-name="ce8" office:value-type="string" calcext:value-type="string">
            <text:p>P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ALO</text:p>
          </table:table-cell>
          <table:table-cell table:style-name="ce15" office:value-type="string" calcext:value-type="string">
            <text:p>ALO</text:p>
          </table:table-cell>
          <table:table-cell table:style-name="ce8" office:value-type="string" calcext:value-type="string">
            <text:p>NOR</text:p>
          </table:table-cell>
          <table:table-cell table:style-name="ce8" office:value-type="string" calcext:value-type="string">
            <text:p>LEC</text:p>
          </table:table-cell>
          <table:table-cell table:style-name="ce8" office:value-type="string" calcext:value-type="string">
            <text:p>SAI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NOR</text:p>
          </table:table-cell>
          <table:table-cell table:style-name="ce15" office:value-type="string" calcext:value-type="string">
            <text:p>VET</text:p>
          </table:table-cell>
          <table:table-cell table:style-name="ce8" office:value-type="string" calcext:value-type="string">
            <text:p>LEC</text:p>
          </table:table-cell>
          <table:table-cell table:style-name="ce8" office:value-type="string" calcext:value-type="string">
            <text:p>SAI</text:p>
          </table:table-cell>
          <table:table-cell table:style-name="ce8" office:value-type="string" calcext:value-type="string">
            <text:p>RIC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LEC</text:p>
          </table:table-cell>
          <table:table-cell table:style-name="ce15" office:value-type="string" calcext:value-type="string">
            <text:p>LEC</text:p>
          </table:table-cell>
          <table:table-cell table:number-columns-repeated="2" table:style-name="ce8" office:value-type="string" calcext:value-type="string">
            <text:p>GAS</text:p>
          </table:table-cell>
          <table:table-cell table:style-name="ce8" office:value-type="string" calcext:value-type="string">
            <text:p>ALO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AS</text:p>
          </table:table-cell>
          <table:table-cell table:style-name="ce15" office:value-type="string" calcext:value-type="string">
            <text:p>GAS</text:p>
          </table:table-cell>
          <table:table-cell table:style-name="ce8" office:value-type="string" calcext:value-type="string">
            <text:p>SAI</text:p>
          </table:table-cell>
          <table:table-cell table:style-name="ce8" office:value-type="string" calcext:value-type="string">
            <text:p>ALO</text:p>
          </table:table-cell>
          <table:table-cell table:style-name="ce8" office:value-type="string" calcext:value-type="string">
            <text:p>ST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ow 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5" calcext:value-type="float">
            <text:p>5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7" calcext:value-type="float">
            <text:p>7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8" calcext:value-type="float">
            <text:p>8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9" calcext:value-type="float">
            <text:p>9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10" calcext:value-type="float">
            <text:p>10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Row 3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HAM</text:p>
          </table:table-cell>
          <table:table-cell table:number-columns-repeated="4" table:style-name="ce16"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0" office:value-type="float" office:value="2" calcext:value-type="float">
            <text:p>2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0" office:value-type="float" office:value="3" calcext:value-type="float">
            <text:p>3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0" office:value-type="float" office:value="4" calcext:value-type="float">
            <text:p>4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5" calcext:value-type="float">
            <text:p>5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6" calcext:value-type="float">
            <text:p>6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7" calcext:value-type="float">
            <text:p>7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8" calcext:value-type="float">
            <text:p>8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9" calcext:value-type="float">
            <text:p>9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10" calcext:value-type="float">
            <text:p>10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Row 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M</text:p>
          </table:table-cell>
          <table:table-cell table:number-columns-repeated="4" table:style-name="ce12"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Monaco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HAM</text:p>
          </table:table-cell>
          <table:table-cell table:number-columns-repeated="4" table:style-name="ce16"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0" office:value-type="float" office:value="2" calcext:value-type="float">
            <text:p>2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0" office:value-type="float" office:value="3" calcext:value-type="float">
            <text:p>3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0" office:value-type="float" office:value="4" calcext:value-type="float">
            <text:p>4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5" calcext:value-type="float">
            <text:p>5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6" calcext:value-type="float">
            <text:p>6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7" calcext:value-type="float">
            <text:p>7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8" calcext:value-type="float">
            <text:p>8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9" calcext:value-type="float">
            <text:p>9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7"/>
          <table:table-cell table:style-name="ce10" office:value-type="float" office:value="10" calcext:value-type="float">
            <text:p>10</text:p>
          </table:table-cell>
          <table:table-cell table:style-name="ce8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M</text:p>
          </table:table-cell>
          <table:table-cell table:number-columns-repeated="4" table:style-name="ce12"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3" table:number-columns-repeated="4"/>
          <table:table-cell table:number-columns-repeated="101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endar" table:style-name="ta2"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8"/>
          <table:table-cell table:style-name="ce11" office:value-type="string" calcext:value-type="string">
            <text:p>Race</text:p>
          </table:table-cell>
          <table:table-cell table:style-name="ce11" table:formula="of:=[$Bets.C1]" office:value-type="string" office:string-value="Player 1" calcext:value-type="string">
            <text:p>Player 1</text:p>
          </table:table-cell>
          <table:table-cell table:style-name="ce11" table:formula="of:=[$Bets.D1]" office:value-type="string" office:string-value="Player 2" calcext:value-type="string">
            <text:p>Player 2</text:p>
          </table:table-cell>
          <table:table-cell table:style-name="ce11" table:formula="of:=[$Bets.E1]" office:value-type="string" office:string-value="Player 3" calcext:value-type="string">
            <text:p>Player 3</text:p>
          </table:table-cell>
          <table:table-cell table:style-name="ce11" table:formula="of:=[$Bets.F1]" office:value-type="string" office:string-value="Player 4" calcext:value-type="string">
            <text:p>Player 4</text:p>
          </table:table-cell>
          <table:table-cell table:style-name="ce11" table:formula="of:=[$Bets.G1]" office:value-type="string" office:string-value="Player 5" calcext:value-type="string">
            <text:p>Player 5</text:p>
          </table:table-cell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ahrain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milia Romagn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ortugue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panis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Monaco</text:p>
          </table:table-cell>
          <table:table-cell table:number-columns-repeated="5"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zerbaij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Canad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Fren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Austr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ritis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Hungarian</text:p>
          </table:table-cell>
          <table:table-cell table:number-columns-repeated="5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Belg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Dut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Ital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Russ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ingapo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Japane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United Stat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Mexico City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São Paul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Austral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Saudi Arabia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Abu Dhabi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ints" table:style-name="ta3">
        <table:table-column table:style-name="co5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9" table:formula="of:=[$Calendar.A1]" office:value-type="float" office:value="0" calcext:value-type="float">
            <text:p>0</text:p>
          </table:table-cell>
          <table:table-cell table:style-name="ce21" table:formula="of:=[$Calendar.B1]" office:value-type="string" office:string-value="Race" calcext:value-type="string">
            <text:p>Race</text:p>
          </table:table-cell>
          <table:table-cell table:style-name="ce21" table:formula="of:=[$Bets.C1]" office:value-type="string" office:string-value="Player 1" calcext:value-type="string">
            <text:p>Player 1</text:p>
          </table:table-cell>
          <table:table-cell table:style-name="ce21" table:formula="of:=[$Bets.D1]" office:value-type="string" office:string-value="Player 2" calcext:value-type="string">
            <text:p>Player 2</text:p>
          </table:table-cell>
          <table:table-cell table:style-name="ce21" table:formula="of:=[$Bets.E1]" office:value-type="string" office:string-value="Player 3" calcext:value-type="string">
            <text:p>Player 3</text:p>
          </table:table-cell>
          <table:table-cell table:style-name="ce21" table:formula="of:=[$Bets.F1]" office:value-type="string" office:string-value="Player 4" calcext:value-type="string">
            <text:p>Player 4</text:p>
          </table:table-cell>
          <table:table-cell table:style-name="ce21" table:formula="of:=[$Bets.G1]" office:value-type="string" office:string-value="Player 5" calcext:value-type="string">
            <text:p>Player 5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20"/>
          <table:table-cell table:style-name="ce22" office:value-type="string" calcext:value-type="string">
            <text:p>Total</text:p>
          </table:table-cell>
          <table:table-cell table:style-name="ce24" table:formula="of:=SUM([.C3:.C25])" office:value-type="float" office:value="690" calcext:value-type="float">
            <text:p>690</text:p>
          </table:table-cell>
          <table:table-cell table:style-name="ce24" table:formula="of:=SUM([.D3:.D25])" office:value-type="float" office:value="726" calcext:value-type="float">
            <text:p>726</text:p>
          </table:table-cell>
          <table:table-cell table:style-name="ce24" table:formula="of:=SUM([.E3:.E25])" office:value-type="float" office:value="720" calcext:value-type="float">
            <text:p>720</text:p>
          </table:table-cell>
          <table:table-cell table:style-name="ce24" table:formula="of:=SUM([.F3:.F25])" office:value-type="float" office:value="754" calcext:value-type="float">
            <text:p>754</text:p>
          </table:table-cell>
          <table:table-cell table:style-name="ce24" table:formula="of:=SUM([.G3:.G25])" office:value-type="float" office:value="753" calcext:value-type="float">
            <text:p>753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]" office:value-type="float" office:value="1" calcext:value-type="float">
            <text:p>1</text:p>
          </table:table-cell>
          <table:table-cell table:style-name="ce21" table:formula="of:=[$Calendar.B2]" office:value-type="string" office:string-value="Bahrain" calcext:value-type="string">
            <text:p>Bahrain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726" calcext:value-type="float">
            <text:p>726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753" calcext:value-type="float">
            <text:p>753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3]" office:value-type="float" office:value="2" calcext:value-type="float">
            <text:p>2</text:p>
          </table:table-cell>
          <table:table-cell table:style-name="ce21" table:formula="of:=[$Calendar.B3]" office:value-type="string" office:string-value="Emilia Romagna" calcext:value-type="string">
            <text:p>Emilia Romagna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4]" office:value-type="float" office:value="3" calcext:value-type="float">
            <text:p>3</text:p>
          </table:table-cell>
          <table:table-cell table:style-name="ce21" table:formula="of:=[$Calendar.B4]" office:value-type="string" office:string-value="Portuguese" calcext:value-type="string">
            <text:p>Portuguese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5]" office:value-type="float" office:value="4" calcext:value-type="float">
            <text:p>4</text:p>
          </table:table-cell>
          <table:table-cell table:style-name="ce21" table:formula="of:=[$Calendar.B5]" office:value-type="string" office:string-value="Spanish" calcext:value-type="string">
            <text:p>Spanish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6]" office:value-type="float" office:value="5" calcext:value-type="float">
            <text:p>5</text:p>
          </table:table-cell>
          <table:table-cell table:style-name="ce21" table:formula="of:=[$Calendar.B6]" office:value-type="string" office:string-value="Monaco" calcext:value-type="string">
            <text:p>Monaco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7]" office:value-type="float" office:value="6" calcext:value-type="float">
            <text:p>6</text:p>
          </table:table-cell>
          <table:table-cell table:style-name="ce21" table:formula="of:=[$Calendar.B7]" office:value-type="string" office:string-value="Azerbaijan" calcext:value-type="string">
            <text:p>Azerbaij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8]" office:value-type="float" office:value="7" calcext:value-type="float">
            <text:p>7</text:p>
          </table:table-cell>
          <table:table-cell table:style-name="ce21" table:formula="of:=[$Calendar.B8]" office:value-type="string" office:string-value="Canadian" calcext:value-type="string">
            <text:p>Canad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9]" office:value-type="float" office:value="8" calcext:value-type="float">
            <text:p>8</text:p>
          </table:table-cell>
          <table:table-cell table:style-name="ce21" table:formula="of:=[$Calendar.B9]" office:value-type="string" office:string-value="French" calcext:value-type="string">
            <text:p>French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0]" office:value-type="float" office:value="9" calcext:value-type="float">
            <text:p>9</text:p>
          </table:table-cell>
          <table:table-cell table:style-name="ce21" table:formula="of:=[$Calendar.B10]" office:value-type="string" office:string-value="Austrian" calcext:value-type="string">
            <text:p>Austr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1]" office:value-type="float" office:value="10" calcext:value-type="float">
            <text:p>10</text:p>
          </table:table-cell>
          <table:table-cell table:style-name="ce21" table:formula="of:=[$Calendar.B11]" office:value-type="string" office:string-value="British" calcext:value-type="string">
            <text:p>British</text:p>
          </table:table-cell>
          <table:table-cell table:style-name="ce25" table:number-columns-repeated="5"/>
          <table:table-cell table:style-name="ce26">
            <draw:frame table:end-cell-address="Points.N30" table:end-x="13.29pt" table:end-y="5.19pt" draw:z-index="0" draw:name="Chart 1" draw:style-name="gr1" draw:text-style-name="P1" svg:width="449.97pt" svg:height="278.22pt" svg:x="44.25pt" svg:y="10.49pt">
              <draw:object draw:notify-on-update-of-ranges="Points.B3:Points.B25 Points.C3:Points.C25 Points.D3:Points.D25 Points.E3:Points.E25 Points.F3:Points.F25 Points.G3:Points.G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9" table:formula="of:=[$Calendar.A12]" office:value-type="float" office:value="11" calcext:value-type="float">
            <text:p>11</text:p>
          </table:table-cell>
          <table:table-cell table:style-name="ce21" table:formula="of:=[$Calendar.B12]" office:value-type="string" office:string-value="Hungarian" calcext:value-type="string">
            <text:p>Hungar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3]" office:value-type="float" office:value="12" calcext:value-type="float">
            <text:p>12</text:p>
          </table:table-cell>
          <table:table-cell table:style-name="ce21" table:formula="of:=[$Calendar.B13]" office:value-type="string" office:string-value="Belgian" calcext:value-type="string">
            <text:p>Belg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4]" office:value-type="float" office:value="13" calcext:value-type="float">
            <text:p>13</text:p>
          </table:table-cell>
          <table:table-cell table:style-name="ce21" table:formula="of:=[$Calendar.B14]" office:value-type="string" office:string-value="Dutch" calcext:value-type="string">
            <text:p>Dutch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5]" office:value-type="float" office:value="14" calcext:value-type="float">
            <text:p>14</text:p>
          </table:table-cell>
          <table:table-cell table:style-name="ce21" table:formula="of:=[$Calendar.B15]" office:value-type="string" office:string-value="Italian" calcext:value-type="string">
            <text:p>Ital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6]" office:value-type="float" office:value="15" calcext:value-type="float">
            <text:p>15</text:p>
          </table:table-cell>
          <table:table-cell table:style-name="ce21" table:formula="of:=[$Calendar.B16]" office:value-type="string" office:string-value="Russian" calcext:value-type="string">
            <text:p>Russ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7]" office:value-type="float" office:value="16" calcext:value-type="float">
            <text:p>16</text:p>
          </table:table-cell>
          <table:table-cell table:style-name="ce21" table:formula="of:=[$Calendar.B17]" office:value-type="string" office:string-value="Singapore" calcext:value-type="string">
            <text:p>Singapore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8]" office:value-type="float" office:value="17" calcext:value-type="float">
            <text:p>17</text:p>
          </table:table-cell>
          <table:table-cell table:style-name="ce21" table:formula="of:=[$Calendar.B18]" office:value-type="string" office:string-value="Japanese" calcext:value-type="string">
            <text:p>Japanese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9]" office:value-type="float" office:value="18" calcext:value-type="float">
            <text:p>18</text:p>
          </table:table-cell>
          <table:table-cell table:style-name="ce21" table:formula="of:=[$Calendar.B19]" office:value-type="string" office:string-value="United States" calcext:value-type="string">
            <text:p>United States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0]" office:value-type="float" office:value="19" calcext:value-type="float">
            <text:p>19</text:p>
          </table:table-cell>
          <table:table-cell table:style-name="ce21" table:formula="of:=[$Calendar.B20]" office:value-type="string" office:string-value="Mexico City" calcext:value-type="string">
            <text:p>Mexico City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1]" office:value-type="float" office:value="20" calcext:value-type="float">
            <text:p>20</text:p>
          </table:table-cell>
          <table:table-cell table:style-name="ce21" table:formula="of:=[$Calendar.B21]" office:value-type="string" office:string-value="São Paulo" calcext:value-type="string">
            <text:p>São Paulo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2]" office:value-type="float" office:value="21" calcext:value-type="float">
            <text:p>21</text:p>
          </table:table-cell>
          <table:table-cell table:style-name="ce21" table:formula="of:=[$Calendar.B22]" office:value-type="string" office:string-value="Australian" calcext:value-type="string">
            <text:p>Austral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3]" office:value-type="float" office:value="22" calcext:value-type="float">
            <text:p>22</text:p>
          </table:table-cell>
          <table:table-cell table:style-name="ce21" table:formula="of:=[$Calendar.B23]" office:value-type="string" office:string-value="Saudi Arabian" calcext:value-type="string">
            <text:p>Saudi Arabian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4]" office:value-type="float" office:value="23" calcext:value-type="float">
            <text:p>23</text:p>
          </table:table-cell>
          <table:table-cell table:style-name="ce21" table:formula="of:=[$Calendar.B24]" office:value-type="string" office:string-value="Abu Dhabi" calcext:value-type="string">
            <text:p>Abu Dhabi</text:p>
          </table:table-cell>
          <table:table-cell table:style-name="ce25" table:number-columns-repeated="5"/>
          <table:table-cell table:style-name="ce26"/>
          <table:table-cell table:number-columns-repeated="1016"/>
        </table:table-row>
        <table:table-row table:style-name="ro1">
          <table:table-cell/>
          <table:table-cell table:style-name="ce23" table:formula="of:=[$Calendar.B2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3" table:formula="of:=[$Calendar.B26]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ints.C3:Points.G25">
            <calcext:color-scale>
              <calcext:color-scale-entry calcext:value="0" calcext:type="minimum" calcext:color="#ffd966"/>
              <calcext:color-scale-entry calcext:value="50" calcext:type="percentile" calcext:color="#ffffff"/>
              <calcext:color-scale-entry calcext:value="0" calcext:type="maximum" calcext:color="#93c47d"/>
            </calcext:color-scale>
          </calcext:conditional-format>
        </calcext:conditional-formats>
      </table:table>
      <table:table table:name="Cumulative Points" table:style-name="ta4">
        <table:table-column table:style-name="co5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9" table:formula="of:=[$Calendar.A1]" office:value-type="float" office:value="0" calcext:value-type="float">
            <text:p>0</text:p>
          </table:table-cell>
          <table:table-cell table:style-name="ce21" table:formula="of:=[$Calendar.B1]" office:value-type="string" office:string-value="Race" calcext:value-type="string">
            <text:p>Race</text:p>
          </table:table-cell>
          <table:table-cell table:style-name="ce21" table:formula="of:=[$Bets.C1]" office:value-type="string" office:string-value="Player 1" calcext:value-type="string">
            <text:p>Player 1</text:p>
          </table:table-cell>
          <table:table-cell table:style-name="ce21" table:formula="of:=[$Bets.D1]" office:value-type="string" office:string-value="Player 2" calcext:value-type="string">
            <text:p>Player 2</text:p>
          </table:table-cell>
          <table:table-cell table:style-name="ce21" table:formula="of:=[$Bets.E1]" office:value-type="string" office:string-value="Player 3" calcext:value-type="string">
            <text:p>Player 3</text:p>
          </table:table-cell>
          <table:table-cell table:style-name="ce21" table:formula="of:=[$Bets.F1]" office:value-type="string" office:string-value="Player 4" calcext:value-type="string">
            <text:p>Player 4</text:p>
          </table:table-cell>
          <table:table-cell table:style-name="ce21" table:formula="of:=[$Bets.G1]" office:value-type="string" office:string-value="Player 5" calcext:value-type="string">
            <text:p>Player 5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]" office:value-type="float" office:value="1" calcext:value-type="float">
            <text:p>1</text:p>
          </table:table-cell>
          <table:table-cell table:style-name="ce21" table:formula="of:=[$Calendar.B2]" office:value-type="string" office:string-value="Bahrain" calcext:value-type="string">
            <text:p>Bahrain</text:p>
          </table:table-cell>
          <table:table-cell table:style-name="ce27" table:formula="of:=SUM([$Points.C3])" office:value-type="float" office:value="690" calcext:value-type="float">
            <text:p>690</text:p>
          </table:table-cell>
          <table:table-cell table:style-name="ce27" table:formula="of:=SUM([$Points.D3])" office:value-type="float" office:value="726" calcext:value-type="float">
            <text:p>726</text:p>
          </table:table-cell>
          <table:table-cell table:style-name="ce27" table:formula="of:=SUM([$Points.E3])" office:value-type="float" office:value="720" calcext:value-type="float">
            <text:p>720</text:p>
          </table:table-cell>
          <table:table-cell table:style-name="ce27" table:formula="of:=SUM([$Points.F3])" office:value-type="float" office:value="754" calcext:value-type="float">
            <text:p>754</text:p>
          </table:table-cell>
          <table:table-cell table:style-name="ce27" table:formula="of:=SUM([$Points.G3])" office:value-type="float" office:value="753" calcext:value-type="float">
            <text:p>753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3]" office:value-type="float" office:value="2" calcext:value-type="float">
            <text:p>2</text:p>
          </table:table-cell>
          <table:table-cell table:style-name="ce21" table:formula="of:=[$Calendar.B3]" office:value-type="string" office:string-value="Emilia Romagna" calcext:value-type="string">
            <text:p>Emilia Romagna</text:p>
          </table:table-cell>
          <table:table-cell table:style-name="ce27" table:formula="of:=IF( [$Points.C4] &gt; 0;SUM([$Points.C$3:.C4]); &quot;&quot;)">
            <text:p/>
          </table:table-cell>
          <table:table-cell table:style-name="ce27" table:formula="of:=IF( [$Points.D4] &gt; 0;SUM([$Points.D$3:.D4]); &quot;&quot;)">
            <text:p/>
          </table:table-cell>
          <table:table-cell table:style-name="ce27" table:formula="of:=IF( [$Points.E4] &gt; 0;SUM([$Points.E$3:.E4]); &quot;&quot;)">
            <text:p/>
          </table:table-cell>
          <table:table-cell table:style-name="ce27" table:formula="of:=IF( [$Points.F4] &gt; 0;SUM([$Points.F$3:.F4]); &quot;&quot;)">
            <text:p/>
          </table:table-cell>
          <table:table-cell table:style-name="ce27" table:formula="of:=IF( [$Points.G4] &gt; 0;SUM([$Points.G$3:.G4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4]" office:value-type="float" office:value="3" calcext:value-type="float">
            <text:p>3</text:p>
          </table:table-cell>
          <table:table-cell table:style-name="ce21" table:formula="of:=[$Calendar.B4]" office:value-type="string" office:string-value="Portuguese" calcext:value-type="string">
            <text:p>Portuguese</text:p>
          </table:table-cell>
          <table:table-cell table:style-name="ce27" table:formula="of:=IF( [$Points.C5] &gt; 0;SUM([$Points.C$3:.C5]); &quot;&quot;)">
            <text:p/>
          </table:table-cell>
          <table:table-cell table:style-name="ce27" table:formula="of:=IF( [$Points.D5] &gt; 0;SUM([$Points.D$3:.D5]); &quot;&quot;)">
            <text:p/>
          </table:table-cell>
          <table:table-cell table:style-name="ce27" table:formula="of:=IF( [$Points.E5] &gt; 0;SUM([$Points.E$3:.E5]); &quot;&quot;)">
            <text:p/>
          </table:table-cell>
          <table:table-cell table:style-name="ce27" table:formula="of:=IF( [$Points.F5] &gt; 0;SUM([$Points.F$3:.F5]); &quot;&quot;)">
            <text:p/>
          </table:table-cell>
          <table:table-cell table:style-name="ce27" table:formula="of:=IF( [$Points.G5] &gt; 0;SUM([$Points.G$3:.G5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5]" office:value-type="float" office:value="4" calcext:value-type="float">
            <text:p>4</text:p>
          </table:table-cell>
          <table:table-cell table:style-name="ce21" table:formula="of:=[$Calendar.B5]" office:value-type="string" office:string-value="Spanish" calcext:value-type="string">
            <text:p>Spanish</text:p>
          </table:table-cell>
          <table:table-cell table:style-name="ce27" table:formula="of:=IF( [$Points.C6] &gt; 0;SUM([$Points.C$3:.C6]); &quot;&quot;)">
            <text:p/>
          </table:table-cell>
          <table:table-cell table:style-name="ce27" table:formula="of:=IF( [$Points.D6] &gt; 0;SUM([$Points.D$3:.D6]); &quot;&quot;)">
            <text:p/>
          </table:table-cell>
          <table:table-cell table:style-name="ce27" table:formula="of:=IF( [$Points.E6] &gt; 0;SUM([$Points.E$3:.E6]); &quot;&quot;)">
            <text:p/>
          </table:table-cell>
          <table:table-cell table:style-name="ce27" table:formula="of:=IF( [$Points.F6] &gt; 0;SUM([$Points.F$3:.F6]); &quot;&quot;)">
            <text:p/>
          </table:table-cell>
          <table:table-cell table:style-name="ce27" table:formula="of:=IF( [$Points.G6] &gt; 0;SUM([$Points.G$3:.G6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6]" office:value-type="float" office:value="5" calcext:value-type="float">
            <text:p>5</text:p>
          </table:table-cell>
          <table:table-cell table:style-name="ce21" table:formula="of:=[$Calendar.B6]" office:value-type="string" office:string-value="Monaco" calcext:value-type="string">
            <text:p>Monaco</text:p>
          </table:table-cell>
          <table:table-cell table:style-name="ce27" table:formula="of:=IF( [$Points.C7] &gt; 0;SUM([$Points.C$3:.C7]); &quot;&quot;)">
            <text:p/>
          </table:table-cell>
          <table:table-cell table:style-name="ce27" table:formula="of:=IF( [$Points.D7] &gt; 0;SUM([$Points.D$3:.D7]); &quot;&quot;)">
            <text:p/>
          </table:table-cell>
          <table:table-cell table:style-name="ce27" table:formula="of:=IF( [$Points.E7] &gt; 0;SUM([$Points.E$3:.E7]); &quot;&quot;)">
            <text:p/>
          </table:table-cell>
          <table:table-cell table:style-name="ce27" table:formula="of:=IF( [$Points.F7] &gt; 0;SUM([$Points.F$3:.F7]); &quot;&quot;)">
            <text:p/>
          </table:table-cell>
          <table:table-cell table:style-name="ce27" table:formula="of:=IF( [$Points.G7] &gt; 0;SUM([$Points.G$3:.G7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7]" office:value-type="float" office:value="6" calcext:value-type="float">
            <text:p>6</text:p>
          </table:table-cell>
          <table:table-cell table:style-name="ce21" table:formula="of:=[$Calendar.B7]" office:value-type="string" office:string-value="Azerbaijan" calcext:value-type="string">
            <text:p>Azerbaijan</text:p>
          </table:table-cell>
          <table:table-cell table:style-name="ce27" table:formula="of:=IF( [$Points.C8] &gt; 0;SUM([$Points.C$3:.C8]); &quot;&quot;)">
            <text:p/>
          </table:table-cell>
          <table:table-cell table:style-name="ce27" table:formula="of:=IF( [$Points.D8] &gt; 0;SUM([$Points.D$3:.D8]); &quot;&quot;)">
            <text:p/>
          </table:table-cell>
          <table:table-cell table:style-name="ce27" table:formula="of:=IF( [$Points.E8] &gt; 0;SUM([$Points.E$3:.E8]); &quot;&quot;)">
            <text:p/>
          </table:table-cell>
          <table:table-cell table:style-name="ce27" table:formula="of:=IF( [$Points.F8] &gt; 0;SUM([$Points.F$3:.F8]); &quot;&quot;)">
            <text:p/>
          </table:table-cell>
          <table:table-cell table:style-name="ce27" table:formula="of:=IF( [$Points.G8] &gt; 0;SUM([$Points.G$3:.G8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8]" office:value-type="float" office:value="7" calcext:value-type="float">
            <text:p>7</text:p>
          </table:table-cell>
          <table:table-cell table:style-name="ce21" table:formula="of:=[$Calendar.B8]" office:value-type="string" office:string-value="Canadian" calcext:value-type="string">
            <text:p>Canadian</text:p>
          </table:table-cell>
          <table:table-cell table:style-name="ce27" table:formula="of:=IF( [$Points.C9] &gt; 0;SUM([$Points.C$3:.C9]); &quot;&quot;)">
            <text:p/>
          </table:table-cell>
          <table:table-cell table:style-name="ce27" table:formula="of:=IF( [$Points.D9] &gt; 0;SUM([$Points.D$3:.D9]); &quot;&quot;)">
            <text:p/>
          </table:table-cell>
          <table:table-cell table:style-name="ce27" table:formula="of:=IF( [$Points.E9] &gt; 0;SUM([$Points.E$3:.E9]); &quot;&quot;)">
            <text:p/>
          </table:table-cell>
          <table:table-cell table:style-name="ce27" table:formula="of:=IF( [$Points.F9] &gt; 0;SUM([$Points.F$3:.F9]); &quot;&quot;)">
            <text:p/>
          </table:table-cell>
          <table:table-cell table:style-name="ce27" table:formula="of:=IF( [$Points.G9] &gt; 0;SUM([$Points.G$3:.G9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9]" office:value-type="float" office:value="8" calcext:value-type="float">
            <text:p>8</text:p>
          </table:table-cell>
          <table:table-cell table:style-name="ce21" table:formula="of:=[$Calendar.B9]" office:value-type="string" office:string-value="French" calcext:value-type="string">
            <text:p>French</text:p>
          </table:table-cell>
          <table:table-cell table:style-name="ce27" table:formula="of:=IF( [$Points.C10] &gt; 0;SUM([$Points.C$3:.C10]); &quot;&quot;)">
            <text:p/>
          </table:table-cell>
          <table:table-cell table:style-name="ce27" table:formula="of:=IF( [$Points.D10] &gt; 0;SUM([$Points.D$3:.D10]); &quot;&quot;)">
            <text:p/>
          </table:table-cell>
          <table:table-cell table:style-name="ce27" table:formula="of:=IF( [$Points.E10] &gt; 0;SUM([$Points.E$3:.E10]); &quot;&quot;)">
            <text:p/>
          </table:table-cell>
          <table:table-cell table:style-name="ce27" table:formula="of:=IF( [$Points.F10] &gt; 0;SUM([$Points.F$3:.F10]); &quot;&quot;)">
            <text:p/>
          </table:table-cell>
          <table:table-cell table:style-name="ce27" table:formula="of:=IF( [$Points.G10] &gt; 0;SUM([$Points.G$3:.G10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0]" office:value-type="float" office:value="9" calcext:value-type="float">
            <text:p>9</text:p>
          </table:table-cell>
          <table:table-cell table:style-name="ce21" table:formula="of:=[$Calendar.B10]" office:value-type="string" office:string-value="Austrian" calcext:value-type="string">
            <text:p>Austrian</text:p>
          </table:table-cell>
          <table:table-cell table:style-name="ce27" table:formula="of:=IF( [$Points.C11] &gt; 0;SUM([$Points.C$3:.C11]); &quot;&quot;)">
            <text:p/>
          </table:table-cell>
          <table:table-cell table:style-name="ce27" table:formula="of:=IF( [$Points.D11] &gt; 0;SUM([$Points.D$3:.D11]); &quot;&quot;)">
            <text:p/>
          </table:table-cell>
          <table:table-cell table:style-name="ce27" table:formula="of:=IF( [$Points.E11] &gt; 0;SUM([$Points.E$3:.E11]); &quot;&quot;)">
            <text:p/>
          </table:table-cell>
          <table:table-cell table:style-name="ce27" table:formula="of:=IF( [$Points.F11] &gt; 0;SUM([$Points.F$3:.F11]); &quot;&quot;)">
            <text:p/>
          </table:table-cell>
          <table:table-cell table:style-name="ce27" table:formula="of:=IF( [$Points.G11] &gt; 0;SUM([$Points.G$3:.G11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1]" office:value-type="float" office:value="10" calcext:value-type="float">
            <text:p>10</text:p>
          </table:table-cell>
          <table:table-cell table:style-name="ce21" table:formula="of:=[$Calendar.B11]" office:value-type="string" office:string-value="British" calcext:value-type="string">
            <text:p>British</text:p>
          </table:table-cell>
          <table:table-cell table:style-name="ce27" table:formula="of:=IF( [$Points.C12] &gt; 0;SUM([$Points.C$3:.C12]); &quot;&quot;)">
            <text:p/>
          </table:table-cell>
          <table:table-cell table:style-name="ce27" table:formula="of:=IF( [$Points.D12] &gt; 0;SUM([$Points.D$3:.D12]); &quot;&quot;)">
            <text:p/>
          </table:table-cell>
          <table:table-cell table:style-name="ce27" table:formula="of:=IF( [$Points.E12] &gt; 0;SUM([$Points.E$3:.E12]); &quot;&quot;)">
            <text:p/>
          </table:table-cell>
          <table:table-cell table:style-name="ce27" table:formula="of:=IF( [$Points.F12] &gt; 0;SUM([$Points.F$3:.F12]); &quot;&quot;)">
            <text:p/>
          </table:table-cell>
          <table:table-cell table:style-name="ce27" table:formula="of:=IF( [$Points.G12] &gt; 0;SUM([$Points.G$3:.G12]); &quot;&quot;)">
            <text:p/>
          </table:table-cell>
          <table:table-cell table:style-name="ce26">
            <draw:frame table:end-cell-address="'Cumulative Points'.N29" table:end-x="13.29pt" table:end-y="5.22pt" draw:z-index="0" draw:name="Chart 2" draw:style-name="gr1" draw:text-style-name="P1" svg:width="449.97pt" svg:height="278.22pt" svg:x="44.25pt" svg:y="10.49pt">
              <draw:object draw:notify-on-update-of-ranges="'Cumulative Points'.B2:'Cumulative Points'.B24 'Cumulative Points'.C1:'Cumulative Points'.C1 'Cumulative Points'.C2:'Cumulative Points'.C24 'Cumulative Points'.D1:'Cumulative Points'.D1 'Cumulative Points'.D2:'Cumulative Points'.D24 'Cumulative Points'.E1:'Cumulative Points'.E1 'Cumulative Points'.E2:'Cumulative Points'.E24 'Cumulative Points'.F1:'Cumulative Points'.F1 'Cumulative Points'.F2:'Cumulative Points'.F24 'Cumulative Points'.G1:'Cumulative Points'.G1 'Cumulative Points'.G2:'Cumulative Points'.G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9" table:formula="of:=[$Calendar.A12]" office:value-type="float" office:value="11" calcext:value-type="float">
            <text:p>11</text:p>
          </table:table-cell>
          <table:table-cell table:style-name="ce21" table:formula="of:=[$Calendar.B12]" office:value-type="string" office:string-value="Hungarian" calcext:value-type="string">
            <text:p>Hungarian</text:p>
          </table:table-cell>
          <table:table-cell table:style-name="ce27" table:formula="of:=IF( [$Points.C13] &gt; 0;SUM([$Points.C$3:.C13]); &quot;&quot;)">
            <text:p/>
          </table:table-cell>
          <table:table-cell table:style-name="ce27" table:formula="of:=IF( [$Points.D13] &gt; 0;SUM([$Points.D$3:.D13]); &quot;&quot;)">
            <text:p/>
          </table:table-cell>
          <table:table-cell table:style-name="ce27" table:formula="of:=IF( [$Points.E13] &gt; 0;SUM([$Points.E$3:.E13]); &quot;&quot;)">
            <text:p/>
          </table:table-cell>
          <table:table-cell table:style-name="ce27" table:formula="of:=IF( [$Points.F13] &gt; 0;SUM([$Points.F$3:.F13]); &quot;&quot;)">
            <text:p/>
          </table:table-cell>
          <table:table-cell table:style-name="ce27" table:formula="of:=IF( [$Points.G13] &gt; 0;SUM([$Points.G$3:.G13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3]" office:value-type="float" office:value="12" calcext:value-type="float">
            <text:p>12</text:p>
          </table:table-cell>
          <table:table-cell table:style-name="ce21" table:formula="of:=[$Calendar.B13]" office:value-type="string" office:string-value="Belgian" calcext:value-type="string">
            <text:p>Belgian</text:p>
          </table:table-cell>
          <table:table-cell table:style-name="ce27" table:formula="of:=IF( [$Points.C14] &gt; 0;SUM([$Points.C$3:.C14]); &quot;&quot;)">
            <text:p/>
          </table:table-cell>
          <table:table-cell table:style-name="ce27" table:formula="of:=IF( [$Points.D14] &gt; 0;SUM([$Points.D$3:.D14]); &quot;&quot;)">
            <text:p/>
          </table:table-cell>
          <table:table-cell table:style-name="ce27" table:formula="of:=IF( [$Points.E14] &gt; 0;SUM([$Points.E$3:.E14]); &quot;&quot;)">
            <text:p/>
          </table:table-cell>
          <table:table-cell table:style-name="ce27" table:formula="of:=IF( [$Points.F14] &gt; 0;SUM([$Points.F$3:.F14]); &quot;&quot;)">
            <text:p/>
          </table:table-cell>
          <table:table-cell table:style-name="ce27" table:formula="of:=IF( [$Points.G14] &gt; 0;SUM([$Points.G$3:.G14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4]" office:value-type="float" office:value="13" calcext:value-type="float">
            <text:p>13</text:p>
          </table:table-cell>
          <table:table-cell table:style-name="ce21" table:formula="of:=[$Calendar.B14]" office:value-type="string" office:string-value="Dutch" calcext:value-type="string">
            <text:p>Dutch</text:p>
          </table:table-cell>
          <table:table-cell table:style-name="ce27" table:formula="of:=IF( [$Points.C15] &gt; 0;SUM([$Points.C$3:.C15]); &quot;&quot;)">
            <text:p/>
          </table:table-cell>
          <table:table-cell table:style-name="ce27" table:formula="of:=IF( [$Points.D15] &gt; 0;SUM([$Points.D$3:.D15]); &quot;&quot;)">
            <text:p/>
          </table:table-cell>
          <table:table-cell table:style-name="ce27" table:formula="of:=IF( [$Points.E15] &gt; 0;SUM([$Points.E$3:.E15]); &quot;&quot;)">
            <text:p/>
          </table:table-cell>
          <table:table-cell table:style-name="ce27" table:formula="of:=IF( [$Points.F15] &gt; 0;SUM([$Points.F$3:.F15]); &quot;&quot;)">
            <text:p/>
          </table:table-cell>
          <table:table-cell table:style-name="ce27" table:formula="of:=IF( [$Points.G15] &gt; 0;SUM([$Points.G$3:.G15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5]" office:value-type="float" office:value="14" calcext:value-type="float">
            <text:p>14</text:p>
          </table:table-cell>
          <table:table-cell table:style-name="ce21" table:formula="of:=[$Calendar.B15]" office:value-type="string" office:string-value="Italian" calcext:value-type="string">
            <text:p>Italian</text:p>
          </table:table-cell>
          <table:table-cell table:style-name="ce27" table:formula="of:=IF( [$Points.C16] &gt; 0;SUM([$Points.C$3:.C16]); &quot;&quot;)">
            <text:p/>
          </table:table-cell>
          <table:table-cell table:style-name="ce27" table:formula="of:=IF( [$Points.D16] &gt; 0;SUM([$Points.D$3:.D16]); &quot;&quot;)">
            <text:p/>
          </table:table-cell>
          <table:table-cell table:style-name="ce27" table:formula="of:=IF( [$Points.E16] &gt; 0;SUM([$Points.E$3:.E16]); &quot;&quot;)">
            <text:p/>
          </table:table-cell>
          <table:table-cell table:style-name="ce27" table:formula="of:=IF( [$Points.F16] &gt; 0;SUM([$Points.F$3:.F16]); &quot;&quot;)">
            <text:p/>
          </table:table-cell>
          <table:table-cell table:style-name="ce27" table:formula="of:=IF( [$Points.G16] &gt; 0;SUM([$Points.G$3:.G16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6]" office:value-type="float" office:value="15" calcext:value-type="float">
            <text:p>15</text:p>
          </table:table-cell>
          <table:table-cell table:style-name="ce21" table:formula="of:=[$Calendar.B16]" office:value-type="string" office:string-value="Russian" calcext:value-type="string">
            <text:p>Russian</text:p>
          </table:table-cell>
          <table:table-cell table:style-name="ce27" table:formula="of:=IF( [$Points.C17] &gt; 0;SUM([$Points.C$3:.C17]); &quot;&quot;)">
            <text:p/>
          </table:table-cell>
          <table:table-cell table:style-name="ce27" table:formula="of:=IF( [$Points.D17] &gt; 0;SUM([$Points.D$3:.D17]); &quot;&quot;)">
            <text:p/>
          </table:table-cell>
          <table:table-cell table:style-name="ce27" table:formula="of:=IF( [$Points.E17] &gt; 0;SUM([$Points.E$3:.E17]); &quot;&quot;)">
            <text:p/>
          </table:table-cell>
          <table:table-cell table:style-name="ce27" table:formula="of:=IF( [$Points.F17] &gt; 0;SUM([$Points.F$3:.F17]); &quot;&quot;)">
            <text:p/>
          </table:table-cell>
          <table:table-cell table:style-name="ce27" table:formula="of:=IF( [$Points.G17] &gt; 0;SUM([$Points.G$3:.G17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7]" office:value-type="float" office:value="16" calcext:value-type="float">
            <text:p>16</text:p>
          </table:table-cell>
          <table:table-cell table:style-name="ce21" table:formula="of:=[$Calendar.B17]" office:value-type="string" office:string-value="Singapore" calcext:value-type="string">
            <text:p>Singapore</text:p>
          </table:table-cell>
          <table:table-cell table:style-name="ce27" table:formula="of:=IF( [$Points.C18] &gt; 0;SUM([$Points.C$3:.C18]); &quot;&quot;)">
            <text:p/>
          </table:table-cell>
          <table:table-cell table:style-name="ce27" table:formula="of:=IF( [$Points.D18] &gt; 0;SUM([$Points.D$3:.D18]); &quot;&quot;)">
            <text:p/>
          </table:table-cell>
          <table:table-cell table:style-name="ce27" table:formula="of:=IF( [$Points.E18] &gt; 0;SUM([$Points.E$3:.E18]); &quot;&quot;)">
            <text:p/>
          </table:table-cell>
          <table:table-cell table:style-name="ce27" table:formula="of:=IF( [$Points.F18] &gt; 0;SUM([$Points.F$3:.F18]); &quot;&quot;)">
            <text:p/>
          </table:table-cell>
          <table:table-cell table:style-name="ce27" table:formula="of:=IF( [$Points.G18] &gt; 0;SUM([$Points.G$3:.G18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8]" office:value-type="float" office:value="17" calcext:value-type="float">
            <text:p>17</text:p>
          </table:table-cell>
          <table:table-cell table:style-name="ce21" table:formula="of:=[$Calendar.B18]" office:value-type="string" office:string-value="Japanese" calcext:value-type="string">
            <text:p>Japanese</text:p>
          </table:table-cell>
          <table:table-cell table:style-name="ce27" table:formula="of:=IF( [$Points.C19] &gt; 0;SUM([$Points.C$3:.C19]); &quot;&quot;)">
            <text:p/>
          </table:table-cell>
          <table:table-cell table:style-name="ce27" table:formula="of:=IF( [$Points.D19] &gt; 0;SUM([$Points.D$3:.D19]); &quot;&quot;)">
            <text:p/>
          </table:table-cell>
          <table:table-cell table:style-name="ce27" table:formula="of:=IF( [$Points.E19] &gt; 0;SUM([$Points.E$3:.E19]); &quot;&quot;)">
            <text:p/>
          </table:table-cell>
          <table:table-cell table:style-name="ce27" table:formula="of:=IF( [$Points.F19] &gt; 0;SUM([$Points.F$3:.F19]); &quot;&quot;)">
            <text:p/>
          </table:table-cell>
          <table:table-cell table:style-name="ce27" table:formula="of:=IF( [$Points.G19] &gt; 0;SUM([$Points.G$3:.G19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19]" office:value-type="float" office:value="18" calcext:value-type="float">
            <text:p>18</text:p>
          </table:table-cell>
          <table:table-cell table:style-name="ce21" table:formula="of:=[$Calendar.B19]" office:value-type="string" office:string-value="United States" calcext:value-type="string">
            <text:p>United States</text:p>
          </table:table-cell>
          <table:table-cell table:style-name="ce27" table:formula="of:=IF( [$Points.C20] &gt; 0;SUM([$Points.C$3:.C20]); &quot;&quot;)">
            <text:p/>
          </table:table-cell>
          <table:table-cell table:style-name="ce27" table:formula="of:=IF( [$Points.D20] &gt; 0;SUM([$Points.D$3:.D20]); &quot;&quot;)">
            <text:p/>
          </table:table-cell>
          <table:table-cell table:style-name="ce27" table:formula="of:=IF( [$Points.E20] &gt; 0;SUM([$Points.E$3:.E20]); &quot;&quot;)">
            <text:p/>
          </table:table-cell>
          <table:table-cell table:style-name="ce27" table:formula="of:=IF( [$Points.F20] &gt; 0;SUM([$Points.F$3:.F20]); &quot;&quot;)">
            <text:p/>
          </table:table-cell>
          <table:table-cell table:style-name="ce27" table:formula="of:=IF( [$Points.G20] &gt; 0;SUM([$Points.G$3:.G20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0]" office:value-type="float" office:value="19" calcext:value-type="float">
            <text:p>19</text:p>
          </table:table-cell>
          <table:table-cell table:style-name="ce21" table:formula="of:=[$Calendar.B20]" office:value-type="string" office:string-value="Mexico City" calcext:value-type="string">
            <text:p>Mexico City</text:p>
          </table:table-cell>
          <table:table-cell table:style-name="ce27" table:formula="of:=IF( [$Points.C21] &gt; 0;SUM([$Points.C$3:.C21]); &quot;&quot;)">
            <text:p/>
          </table:table-cell>
          <table:table-cell table:style-name="ce27" table:formula="of:=IF( [$Points.D21] &gt; 0;SUM([$Points.D$3:.D21]); &quot;&quot;)">
            <text:p/>
          </table:table-cell>
          <table:table-cell table:style-name="ce27" table:formula="of:=IF( [$Points.E21] &gt; 0;SUM([$Points.E$3:.E21]); &quot;&quot;)">
            <text:p/>
          </table:table-cell>
          <table:table-cell table:style-name="ce27" table:formula="of:=IF( [$Points.F21] &gt; 0;SUM([$Points.F$3:.F21]); &quot;&quot;)">
            <text:p/>
          </table:table-cell>
          <table:table-cell table:style-name="ce27" table:formula="of:=IF( [$Points.G21] &gt; 0;SUM([$Points.G$3:.G21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1]" office:value-type="float" office:value="20" calcext:value-type="float">
            <text:p>20</text:p>
          </table:table-cell>
          <table:table-cell table:style-name="ce21" table:formula="of:=[$Calendar.B21]" office:value-type="string" office:string-value="São Paulo" calcext:value-type="string">
            <text:p>São Paulo</text:p>
          </table:table-cell>
          <table:table-cell table:style-name="ce27" table:formula="of:=IF( [$Points.C22] &gt; 0;SUM([$Points.C$3:.C22]); &quot;&quot;)">
            <text:p/>
          </table:table-cell>
          <table:table-cell table:style-name="ce27" table:formula="of:=IF( [$Points.D22] &gt; 0;SUM([$Points.D$3:.D22]); &quot;&quot;)">
            <text:p/>
          </table:table-cell>
          <table:table-cell table:style-name="ce27" table:formula="of:=IF( [$Points.E22] &gt; 0;SUM([$Points.E$3:.E22]); &quot;&quot;)">
            <text:p/>
          </table:table-cell>
          <table:table-cell table:style-name="ce27" table:formula="of:=IF( [$Points.F22] &gt; 0;SUM([$Points.F$3:.F22]); &quot;&quot;)">
            <text:p/>
          </table:table-cell>
          <table:table-cell table:style-name="ce27" table:formula="of:=IF( [$Points.G22] &gt; 0;SUM([$Points.G$3:.G22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2]" office:value-type="float" office:value="21" calcext:value-type="float">
            <text:p>21</text:p>
          </table:table-cell>
          <table:table-cell table:style-name="ce21" table:formula="of:=[$Calendar.B22]" office:value-type="string" office:string-value="Australian" calcext:value-type="string">
            <text:p>Australian</text:p>
          </table:table-cell>
          <table:table-cell table:style-name="ce27" table:formula="of:=IF( [$Points.C23] &gt; 0;SUM([$Points.C$3:.C23]); &quot;&quot;)">
            <text:p/>
          </table:table-cell>
          <table:table-cell table:style-name="ce27" table:formula="of:=IF( [$Points.D23] &gt; 0;SUM([$Points.D$3:.D23]); &quot;&quot;)">
            <text:p/>
          </table:table-cell>
          <table:table-cell table:style-name="ce27" table:formula="of:=IF( [$Points.E23] &gt; 0;SUM([$Points.E$3:.E23]); &quot;&quot;)">
            <text:p/>
          </table:table-cell>
          <table:table-cell table:style-name="ce27" table:formula="of:=IF( [$Points.F23] &gt; 0;SUM([$Points.F$3:.F23]); &quot;&quot;)">
            <text:p/>
          </table:table-cell>
          <table:table-cell table:style-name="ce27" table:formula="of:=IF( [$Points.G23] &gt; 0;SUM([$Points.G$3:.G23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3]" office:value-type="float" office:value="22" calcext:value-type="float">
            <text:p>22</text:p>
          </table:table-cell>
          <table:table-cell table:style-name="ce21" table:formula="of:=[$Calendar.B23]" office:value-type="string" office:string-value="Saudi Arabian" calcext:value-type="string">
            <text:p>Saudi Arabian</text:p>
          </table:table-cell>
          <table:table-cell table:style-name="ce27" table:formula="of:=IF( [$Points.C24] &gt; 0;SUM([$Points.C$3:.C24]); &quot;&quot;)">
            <text:p/>
          </table:table-cell>
          <table:table-cell table:style-name="ce27" table:formula="of:=IF( [$Points.D24] &gt; 0;SUM([$Points.D$3:.D24]); &quot;&quot;)">
            <text:p/>
          </table:table-cell>
          <table:table-cell table:style-name="ce27" table:formula="of:=IF( [$Points.E24] &gt; 0;SUM([$Points.E$3:.E24]); &quot;&quot;)">
            <text:p/>
          </table:table-cell>
          <table:table-cell table:style-name="ce27" table:formula="of:=IF( [$Points.F24] &gt; 0;SUM([$Points.F$3:.F24]); &quot;&quot;)">
            <text:p/>
          </table:table-cell>
          <table:table-cell table:style-name="ce27" table:formula="of:=IF( [$Points.G24] &gt; 0;SUM([$Points.G$3:.G24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 table:style-name="ce19" table:formula="of:=[$Calendar.A24]" office:value-type="float" office:value="23" calcext:value-type="float">
            <text:p>23</text:p>
          </table:table-cell>
          <table:table-cell table:style-name="ce21" table:formula="of:=[$Calendar.B24]" office:value-type="string" office:string-value="Abu Dhabi" calcext:value-type="string">
            <text:p>Abu Dhabi</text:p>
          </table:table-cell>
          <table:table-cell table:style-name="ce27" table:formula="of:=IF( [$Points.C25] &gt; 0;SUM([$Points.C$3:.C25]); &quot;&quot;)">
            <text:p/>
          </table:table-cell>
          <table:table-cell table:style-name="ce27" table:formula="of:=IF( [$Points.D25] &gt; 0;SUM([$Points.D$3:.D25]); &quot;&quot;)">
            <text:p/>
          </table:table-cell>
          <table:table-cell table:style-name="ce27" table:formula="of:=IF( [$Points.E25] &gt; 0;SUM([$Points.E$3:.E25]); &quot;&quot;)">
            <text:p/>
          </table:table-cell>
          <table:table-cell table:style-name="ce27" table:formula="of:=IF( [$Points.F25] &gt; 0;SUM([$Points.F$3:.F25]); &quot;&quot;)">
            <text:p/>
          </table:table-cell>
          <table:table-cell table:style-name="ce27" table:formula="of:=IF( [$Points.G25] &gt; 0;SUM([$Points.G$3:.G25]); &quot;&quot;)">
            <text:p/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23" table:formula="of:=[$Calendar.B2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3" table:formula="of:=[$Calendar.B26]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umulative Points'.C2:'Cumulative Points'.G2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ts" style:display-name="PageStyle_B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" style:display-name="PageStyle_Calend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nts" style:display-name="PageStyle_Po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mulative_20_Points" style:display-name="PageStyle_Cumulative Poi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55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Verdana" fo:font-size="10pt" style:font-family-asian="Verdana" style:font-size-asian="10pt" style:font-family-complex="Verdana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Verdana" style:font-size-asian="10pt" style:font-family-complex="Verdana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0pt" style:font-family-asian="Verdana" style:font-size-asian="10pt" style:font-family-complex="Verdana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6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Verdana" style:font-size-asian="10pt" style:font-family-complex="Verdana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6.061cm" svg:y="0.517cm" style:legend-expansion="high" chart:style-name="ch2"/>
        <chart:plot-area chart:style-name="ch3" table:cell-range-address="Points.B3:Points.G25" chart:data-source-has-labels="column" svg:x="0.317cm" svg:y="0.196cm" svg:width="12.468cm" svg:height="8.394cm">
          <chartooo:coordinate-region svg:x="1.263cm" svg:y="0.196cm" svg:width="11.381cm" svg:height="6.581cm"/>
          <chart:axis chart:dimension="x" chart:name="primary-x" chart:style-name="ch4" chartooo:axis-type="text">
            <chart:title svg:x="6.143cm" svg:y="8.787cm" chart:style-name="ch5">
              <text:p>Race</text:p>
            </chart:title>
            <chart:categories table:cell-range-address="Points.B3:Poin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ints.C3:Points.C25" chart:class="chart:line">
            <chart:data-point chart:repeated="23"/>
          </chart:series>
          <chart:series chart:style-name="ch9" chart:values-cell-range-address="Points.D3:Points.D25" chart:class="chart:line">
            <chart:data-point chart:repeated="23"/>
          </chart:series>
          <chart:series chart:style-name="ch10" chart:values-cell-range-address="Points.E3:Points.E25" chart:class="chart:line">
            <chart:data-point chart:repeated="23"/>
          </chart:series>
          <chart:series chart:style-name="ch11" chart:values-cell-range-address="Points.F3:Points.F25" chart:class="chart:line">
            <chart:data-point chart:repeated="23"/>
          </chart:series>
          <chart:series chart:style-name="ch12" chart:values-cell-range-address="Points.G3:Points.G25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ahrain</text:p>
                <draw:g>
                  <svg:desc>Points.B3:Points.B25</svg:desc>
                </draw:g>
              </table:table-cell>
              <table:table-cell office:value-type="float" office:value="690">
                <text:p>690</text:p>
                <draw:g>
                  <svg:desc>Points.C3:Points.C25</svg:desc>
                </draw:g>
              </table:table-cell>
              <table:table-cell office:value-type="float" office:value="726">
                <text:p>726</text:p>
                <draw:g>
                  <svg:desc>Points.D3:Points.D25</svg:desc>
                </draw:g>
              </table:table-cell>
              <table:table-cell office:value-type="float" office:value="720">
                <text:p>720</text:p>
                <draw:g>
                  <svg:desc>Points.E3:Points.E25</svg:desc>
                </draw:g>
              </table:table-cell>
              <table:table-cell office:value-type="float" office:value="754">
                <text:p>754</text:p>
                <draw:g>
                  <svg:desc>Points.F3:Points.F25</svg:desc>
                </draw:g>
              </table:table-cell>
              <table:table-cell office:value-type="float" office:value="753">
                <text:p>753</text:p>
                <draw:g>
                  <svg:desc>Points.G3:Points.G25</svg:desc>
                </draw:g>
              </table:table-cell>
            </table:table-row>
            <table:table-row>
              <table:table-cell office:value-type="string">
                <text:p>Emilia Romagn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lg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xico Cit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ão Paul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di Arab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bu Dhab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0pt" style:font-family-asian="Verdana" style:font-size-asian="10pt" style:font-family-complex="Verdana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Verdana" style:font-size-asian="10pt" style:font-family-complex="Verdana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Verdana" fo:font-size="10pt" style:font-family-asian="Verdana" style:font-size-asian="10pt" style:font-family-complex="Verdana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6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Verdana" fo:font-size="10pt" style:font-family-asian="Verdana" style:font-size-asian="10pt" style:font-family-complex="Verdana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393cm" svg:y="3.613cm" style:legend-expansion="high" chart:style-name="ch2"/>
        <chart:plot-area chart:style-name="ch3" table:cell-range-address="'Cumulative Points'.B1:'Cumulative Points'.G24" chart:data-source-has-labels="both" svg:x="0.317cm" svg:y="0.196cm" svg:width="12.759cm" svg:height="8.394cm">
          <chartooo:coordinate-region svg:x="1.263cm" svg:y="0.196cm" svg:width="11.672cm" svg:height="6.581cm"/>
          <chart:axis chart:dimension="x" chart:name="primary-x" chart:style-name="ch4" chartooo:axis-type="text">
            <chart:title svg:x="6.288cm" svg:y="8.787cm" chart:style-name="ch5">
              <text:p>Race</text:p>
            </chart:title>
            <chart:categories table:cell-range-address="'Cumulative Points'.B2:'Cumulative Points'.B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umulative Points'.C2:'Cumulative Points'.C24" chart:label-cell-address="'Cumulative Points'.C1:'Cumulative Points'.C1" chart:class="chart:line">
            <chart:data-point chart:repeated="23"/>
          </chart:series>
          <chart:series chart:style-name="ch9" chart:values-cell-range-address="'Cumulative Points'.D2:'Cumulative Points'.D24" chart:label-cell-address="'Cumulative Points'.D1:'Cumulative Points'.D1" chart:class="chart:line">
            <chart:data-point chart:repeated="23"/>
          </chart:series>
          <chart:series chart:style-name="ch10" chart:values-cell-range-address="'Cumulative Points'.E2:'Cumulative Points'.E24" chart:label-cell-address="'Cumulative Points'.E1:'Cumulative Points'.E1" chart:class="chart:line">
            <chart:data-point chart:repeated="23"/>
          </chart:series>
          <chart:series chart:style-name="ch11" chart:values-cell-range-address="'Cumulative Points'.F2:'Cumulative Points'.F24" chart:label-cell-address="'Cumulative Points'.F1:'Cumulative Points'.F1" chart:class="chart:line">
            <chart:data-point chart:repeated="23"/>
          </chart:series>
          <chart:series chart:style-name="ch12" chart:values-cell-range-address="'Cumulative Points'.G2:'Cumulative Points'.G24" chart:label-cell-address="'Cumulative Points'.G1:'Cumulative Points'.G1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</text:p>
                <draw:g>
                  <svg:desc>'Cumulative Points'.C1:'Cumulative Points'.C1</svg:desc>
                </draw:g>
              </table:table-cell>
              <table:table-cell office:value-type="string">
                <text:p>Player 2</text:p>
                <draw:g>
                  <svg:desc>'Cumulative Points'.D1:'Cumulative Points'.D1</svg:desc>
                </draw:g>
              </table:table-cell>
              <table:table-cell office:value-type="string">
                <text:p>Player 3</text:p>
                <draw:g>
                  <svg:desc>'Cumulative Points'.E1:'Cumulative Points'.E1</svg:desc>
                </draw:g>
              </table:table-cell>
              <table:table-cell office:value-type="string">
                <text:p>Player 4</text:p>
                <draw:g>
                  <svg:desc>'Cumulative Points'.F1:'Cumulative Points'.F1</svg:desc>
                </draw:g>
              </table:table-cell>
              <table:table-cell office:value-type="string">
                <text:p>Player 5</text:p>
                <draw:g>
                  <svg:desc>'Cumulative Points'.G1:'Cumulative Poin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hrain</text:p>
                <draw:g>
                  <svg:desc>'Cumulative Points'.B2:'Cumulative Points'.B24</svg:desc>
                </draw:g>
              </table:table-cell>
              <table:table-cell office:value-type="float" office:value="690">
                <text:p>690</text:p>
                <draw:g>
                  <svg:desc>'Cumulative Points'.C2:'Cumulative Points'.C24</svg:desc>
                </draw:g>
              </table:table-cell>
              <table:table-cell office:value-type="float" office:value="726">
                <text:p>726</text:p>
                <draw:g>
                  <svg:desc>'Cumulative Points'.D2:'Cumulative Points'.D24</svg:desc>
                </draw:g>
              </table:table-cell>
              <table:table-cell office:value-type="float" office:value="720">
                <text:p>720</text:p>
                <draw:g>
                  <svg:desc>'Cumulative Points'.E2:'Cumulative Points'.E24</svg:desc>
                </draw:g>
              </table:table-cell>
              <table:table-cell office:value-type="float" office:value="754">
                <text:p>754</text:p>
                <draw:g>
                  <svg:desc>'Cumulative Points'.F2:'Cumulative Points'.F24</svg:desc>
                </draw:g>
              </table:table-cell>
              <table:table-cell office:value-type="float" office:value="753">
                <text:p>753</text:p>
                <draw:g>
                  <svg:desc>'Cumulative Points'.G2:'Cumulative Points'.G24</svg:desc>
                </draw:g>
              </table:table-cell>
            </table:table-row>
            <table:table-row>
              <table:table-cell office:value-type="string">
                <text:p>Emilia Romagn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lg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xico Cit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ão Paul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di Arab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bu Dhab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